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1.create( @ JSONField ( name = "b" ) boolean b , @ JSONField ( name = "i" ) int i , @ JSONField ( name = "l" ) long l , @ JSONField ( name = "f" ) floa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is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Test_error.test_factory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1.get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V1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